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Preformatted_20_Text">
      <style:paragraph-properties fo:text-align="justify" style:justify-single-word="false"/>
    </style:style>
    <style:style style:name="P3" style:family="paragraph" style:parent-style-name="Preformatted_20_Text">
      <style:paragraph-properties fo:text-align="justify" style:justify-single-word="false"/>
      <style:text-properties officeooo:paragraph-rsid="000b5b58"/>
    </style:style>
    <style:style style:name="T1" style:family="text">
      <style:text-properties officeooo:rsid="000b5b58"/>
    </style:style>
    <style:style style:name="T2" style:family="text">
      <style:text-properties officeooo:rsid="000d80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<text:span text:style-name="T1">a </text:span>ferramenta de versionamento Git <text:span text:style-name="T1">e do GitHub</text:span>.</text:p>
      <text:p text:style-name="P2"/>
      <text:p text:style-name="P2"/>
      <text:p text:style-name="P2"><text:span text:style-name="T2">Este</text:span> documento falará um pouco da ferramenta de versionamento git, e mostrara os comandos <text:span text:style-name="T1">básicos</text:span> que se precisa dominar para poder utilizar o git. Se você não sabe nada sobre o git acesse o site:(https://git-scm.com/book/en/v2/Getting-Started-About-Version-Control), pois nele você verá uma breve história do git, o que é essa ferramenta, porque ela é importante, e assim, só lendo o primeiro capitulo estará pronto para saber seus principais comandos.</text:p>
      <text:p text:style-name="P2"/>
      <text:p text:style-name="P2">Agora que você, se não sabia, já sabe o que é o git, está pronto para continuar e ver os <text:span text:style-name="T1">principais</text:span> comandos que se deve saber sobre o git, que irão facilitar a sua vida, seja você um simples <text:span text:style-name="T1">usuário</text:span> afim de tal ferramenta, ou até mesmo um programador <text:span text:style-name="T1">júnior</text:span> ou experiente.</text:p>
      <text:p text:style-name="P2"/>
      <text:p text:style-name="P2"><text:s text:c="4"/>Fazendo algumas configurações e criando um repositório:</text:p>
      <text:p text:style-name="P2"/>
      <text:p text:style-name="P2">Você precisara fazer algumas configurações em seu git apos instalar em sua maquina, e para começar os seus projetos, você precisara de uma pasta para guardar seus projetos. Este guia <text:span text:style-name="T1">estará</text:span> sempre mostrando comandos no terminal para o Linux, se qu<text:span text:style-name="T1">i</text:span>s<text:span text:style-name="T1">e</text:span>r usar outro sistema terá que dar uma pesquisada mais aí.</text:p>
      <text:p text:style-name="P2"/>
      <text:p text:style-name="P2">$ git config --global user.name "seu nome"</text:p>
      <text:p text:style-name="P2">(configurar seu nome)</text:p>
      <text:p text:style-name="P2">$ git config --global user.email “seu <text:span text:style-name="T1">e-mail”</text:span></text:p>
      <text:p text:style-name="P2">(configurar seu <text:span text:style-name="T1">e-mail</text:span>)</text:p>
      <text:p text:style-name="P2">$ git config --global core.editor "seu editor"</text:p>
      <text:p text:style-name="P2">(configurar seu editor padrão como o VS Code ou Sublime)</text:p>
      <text:p text:style-name="P2">$ mkdir &lt;nome do <text:span text:style-name="T1">diretório</text:span>&gt; </text:p>
      <text:p text:style-name="P2">(Diretório de <text:span text:style-name="T1">projetos</text:span>)</text:p>
      <text:p text:style-name="P2">$ git init &lt;nome do <text:span text:style-name="T1">repositório</text:span> criado&gt;</text:p>
      <text:p text:style-name="P2">(Aqui o git é iniciado em seu repositório com uma pasta .git)</text:p>
      <text:p text:style-name="P2">md &lt;nome do <text:span text:style-name="T1">diretório</text:span>&gt;</text:p>
      <text:p text:style-name="P2">(aqui nos entramos no <text:span text:style-name="T1">diretório</text:span> que você ira salvar seus arquivos)</text:p>
      <text:p text:style-name="P2"/>
      <text:p text:style-name="P2">Pronto! Agora você tem o git configurado com seu nome, <text:span text:style-name="T1">e-mail</text:span>, editor e em sua pasta, assim poderá começar seus projetos, para ver suas configuração digite o comando:</text:p>
      <text:p text:style-name="P2"/>
      <text:p text:style-name="P2">$ git config --list</text:p>
      <text:p text:style-name="P2">clear</text:p>
      <text:p text:style-name="P2">(Para apagar tudo e começar a trabalhar, comando opcional)</text:p>
      <text:p text:style-name="P2"/>
      <text:p text:style-name="P2"><text:s text:c="4"/>Criando nossos arquivos Agora vamos criar nossos arquivos, todo repositório tem como pad<text:span text:style-name="T1">r</text:span>ão, criar um README.md e um LICENSE. No README.md, você descreve seu projeto, colocando para que ele serve, e algumas informações adicionais, e o LICENSE, para escrever qual sua licença quado for jogar isso em uma máquina remota como o github, e provavelmente você ira <text:span text:style-name="T1">escolher</text:span> a <text:span text:style-name="T1">licença</text:span> MIT.</text:p>
      <text:p text:style-name="P2"/>
      <text:p text:style-name="P2">$ touch README.md</text:p>
      <text:p text:style-name="P2">(criar um arquivo chamado README, você <text:span text:style-name="T1">também</text:span> pode trazer um arquivo <text:span text:style-name="T1">já</text:span> pronto)</text:p>
      <text:p text:style-name="P2">$ touch LICENSE</text:p>
      <text:p text:style-name="P2">(criar um arquivo chamado LICENSE)</text:p>
      <text:p text:style-name="P2">$ git add README.md</text:p>
      <text:p text:style-name="P2">$ git add LICENSE</text:p>
      <text:p text:style-name="P2">(até agora o repositório estava apenas em seu diretório, agora você o adicionou ao git)</text:p>
      <text:p text:style-name="P2"/>
      <text:p text:style-name="P2">Pronto! agora você tem os dois arquivos padrão e agora adicione os arquivos que você quiser como seu projeto, seu site, ou somente seus lembretes mesmo se <text:soft-page-break/>quiser.</text:p>
      <text:p text:style-name="P2"/>
      <text:p text:style-name="P2"><text:s text:c="4"/>Primeiro commit:</text:p>
      <text:p text:style-name="P2"/>
      <text:p text:style-name="P2">Agora vamos salvar esses arquivos em seu git, pois até agora você criou dois arquivos e os adicionou ao git, porem para salvar esses arquivos no git é necessário dar o commit, que salva as alterações, se você quiser ver o status de seu git digite git status e agora você vê que tem arquivos não salvos e para <text:span text:style-name="T1">salvá-los</text:span> vamos fazer nosso commit.</text:p>
      <text:p text:style-name="P2"/>
      <text:p text:style-name="P2">$ git commit -m "Primeiro commit"</text:p>
      <text:p text:style-name="P2">(fazendo commit)</text:p>
      <text:p text:style-name="P2">$ git status</text:p>
      <text:p text:style-name="P2">(ver que não ha mais alterações)</text:p>
      <text:p text:style-name="P2">$ git log</text:p>
      <text:p text:style-name="P2">(ver seus commits)</text:p>
      <text:p text:style-name="P2"/>
      <text:p text:style-name="P2">Você pode adicionar os arquivos no git e na mesma linha já criar um commit com o comando $ git commit -am "Primeiro commit", e esse a atrás do m vem de adicionar e o m de minimizar, ou seja, um commit simples com descrição.</text:p>
      <text:p text:style-name="P2"/>
      <text:p text:style-name="P2"><text:s text:c="4"/>Modificando arquivos:</text:p>
      <text:p text:style-name="P2"/>
      <text:p text:style-name="P2">Se você quiser adicionar um arquivos, ou <text:span text:style-name="T1">modificá-los</text:span>, tera que fazer um novo commit, para que ele carregue essas modificações para o git. E você pode modificar, abrindo seu editor, ou por comando mesmo, vamos supor que você queira <text:span text:style-name="T1">acrescentar</text:span> algo em seu README.md, pois por enquanto você só adicionou ele mais não colocou nada:</text:p>
      <text:p text:style-name="P2"/>
      <text:p text:style-name="P2">$ echo "Esse arquivo é feito para..." &gt; README.md</text:p>
      <text:p text:style-name="P2">(escrever em README.md)</text:p>
      <text:p text:style-name="P2">$ git status</text:p>
      <text:p text:style-name="P2">(ver o status dos arquivos)</text:p>
      <text:p text:style-name="P2">$ git commit -m "Escrevi em README.md"</text:p>
      <text:p text:style-name="P2">(Comite as alterações)</text:p>
      <text:p text:style-name="P2">$ git status</text:p>
      <text:p text:style-name="P2">(ver o status)</text:p>
      <text:p text:style-name="P2">$ git log</text:p>
      <text:p text:style-name="P2">(ver os commits)</text:p>
      <text:p text:style-name="P2">$ echo "Alterando arquivo" &gt;&gt; README.md</text:p>
      <text:p text:style-name="P2">(fazer alterações em README, &gt;&gt; para <text:span text:style-name="T1">acrescentar</text:span> linha)</text:p>
      <text:p text:style-name="P2">$ git commit -m "Adicionando linha em README.md"</text:p>
      <text:p text:style-name="P2"/>
      <text:p text:style-name="P2">Pronto! Agora você pode adicionar, renomear e modificar os seus arquivos e após isso é só gerar um commit para salvar. *Obs: o README.md pode ser escrito em markdown, que é uma linguagem de hipertexto para documentos.</text:p>
      <text:p text:style-name="P2"/>
      <text:p text:style-name="P2"><text:s text:c="4"/>Voltando em versões anteriores:</text:p>
      <text:p text:style-name="P2"/>
      <text:p text:style-name="P2">Se você fez uma modificação em um determinado arquivo e agora percebeu que acabou dando problema e precisa da versão anterior, o git <text:span text:style-name="T1">também</text:span> faz isso para você. Cada commit tem um <text:span text:style-name="T1">código</text:span>, e precisaremos deste código para poder voltar. Você pode <text:span text:style-name="T1">consultar</text:span> ele com o comando $ git log E agora se juntarmos esse código ao comando abaixo, poderemos então restaurar o projeto antes do commit, ou em qual commit você quiser.</text:p>
      <text:p text:style-name="P2"/>
      <text:p text:style-name="P2">$ git log</text:p>
      <text:p text:style-name="P2">(<text:span text:style-name="T1">consultar</text:span> o código)</text:p>
      <text:p text:style-name="P2">$ git reset --hard &lt;<text:span text:style-name="T1">código</text:span>&gt;</text:p>
      <text:p text:style-name="P2">(volta no commit que selecionou)</text:p>
      <text:p text:style-name="P2"/>
      <text:p text:style-name="P2">E agora você não pede mais os arquivos modificados.</text:p>
      <text:p text:style-name="P2"/>
      <text:p text:style-name="P2"><text:s text:c="4"/>Navegando entre as branch:</text:p>
      <text:p text:style-name="P2"><text:soft-page-break/></text:p>
      <text:p text:style-name="P2">As branch, podem serem entendidas como versões do seu projeto, de padrão se inicia com a branch master, onde você adiciona, renomeia e modifica seus arquivos. Mas você pode <text:span text:style-name="T1">também</text:span> ter uma branch teste e após comitar em seu projeto e ver que pode adicionar ou testar um recurso, você pode adicionar uma nova versão como a teste e modificar testar e fazer o que quiser nela que na branch master <text:span text:style-name="T1">estará</text:span> intacta. Vamos fazer alguns testes para entender melhor esse recurso.</text:p>
      <text:p text:style-name="P2"/>
      <text:p text:style-name="P2">$ git branch</text:p>
      <text:p text:style-name="P2">(Ver em qual branch estamos)</text:p>
      <text:p text:style-name="P2">$ git branch teste</text:p>
      <text:p text:style-name="P2">(Cria uma nova branch)</text:p>
      <text:p text:style-name="P2">$ git checkout teste</text:p>
      <text:p text:style-name="P2">(Ir para branch teste)</text:p>
      <text:p text:style-name="P2">(Agora podemos <text:span text:style-name="T1">modificá-los</text:span> arquivos)</text:p>
      <text:p text:style-name="P2">$ git commit --m "Modificação em nova branch"</text:p>
      <text:p text:style-name="P2">(Fazer o commit em nova branch)</text:p>
      <text:p text:style-name="P2">$ git checkout master</text:p>
      <text:p text:style-name="P2">(Voltar para branch master)</text:p>
      <text:p text:style-name="P2">$ git status</text:p>
      <text:p text:style-name="P2">(Ver que nada mudou nesta nova branch)</text:p>
      <text:p text:style-name="P2">git branch</text:p>
      <text:p text:style-name="P2">(Ver que mudamos para essa nova branch)</text:p>
      <text:p text:style-name="P2"/>
      <text:p text:style-name="P2"><text:s text:c="4"/>Comando diff:</text:p>
      <text:p text:style-name="P2"/>
      <text:p text:style-name="P2">Quando estamos trabalhando com dois arquivos é <text:span text:style-name="T1">possível</text:span> tirar a diferença entre eles, ou seja, o Path entre eles, e o comando diff faz exatamente isso, tira o Path dos arquivos.</text:p>
      <text:p text:style-name="P2"/>
      <text:p text:style-name="P2">$ git diff (Tirar a diferença)</text:p>
      <text:p text:style-name="P2"/>
      <text:p text:style-name="P2">Agora você pode ver tudo que foi modificado e fazer seu commit. É <text:span text:style-name="T1">possível</text:span> <text:span text:style-name="T1">também</text:span> com o comando diff ver só quais arquivos foram modificados:</text:p>
      <text:p text:style-name="P2"/>
      <text:p text:style-name="P2">$ git diff --name-only</text:p>
      <text:p text:style-name="P2">(Ver os arquivos modificados)</text:p>
      <text:p text:style-name="P2"/>
      <text:p text:style-name="P2">Tamb<text:span text:style-name="T1">é</text:span>m é <text:span text:style-name="T1">possível</text:span> <text:span text:style-name="T1">t</text:span>irar a diff de apenas um arquivo em especifico, como por exemplo:</text:p>
      <text:p text:style-name="P2"/>
      <text:p text:style-name="P2">$ git diff &lt;nome do arquivo&gt;</text:p>
      <text:p text:style-name="P2">(ver a diferença entre determinado arquivo)</text:p>
      <text:p text:style-name="P2"/>
      <text:p text:style-name="P2"><text:s text:c="4"/>Revertendo modificações de um <text:span text:style-name="T1">único</text:span> arquivo:</text:p>
      <text:p text:style-name="P2"/>
      <text:p text:style-name="P2">Aprendemos como reverter commits e trazer novas modificações, mas e se você modificou <text:span text:style-name="T1">vários</text:span> arquivos e quer voltar apenas um arquivo em como ele estava antes do commit anterior. E então precisaremos aprender um novo comando:</text:p>
      <text:p text:style-name="P2"/>
      <text:p text:style-name="P2">$ git checkout HEAD -- &lt;nome de arquivo&gt;</text:p>
      <text:p text:style-name="P2">(trazendo as configurações anteriores)</text:p>
      <text:p text:style-name="P2"/>
      <text:p text:style-name="P2">Agora podemos, no branch que estamos <text:span text:style-name="T1">através</text:span> do comando HEAD, voltar, com o comando checkout, para o estado anterior.</text:p>
      <text:p text:style-name="P2"/>
      <text:p text:style-name="P2"><text:s text:c="4"/>Salvando no GitHub:</text:p>
      <text:p text:style-name="P2"/>
      <text:p text:style-name="P2">Você precisara agora salvar seus projetos no GitHub, pois ate agora, os arquivos estão salvos apenas em sua maquina local, você precisa passar isso para uma maquina remota como o GitHub. E para fazer isso você precisara fazer uma conta no GitHub, se não tiver e criar um repositório. Após isso, você precisara dar um push, ou seja, enviar o repositório que esta em sua maquina para o GitHub, <text:soft-page-break/>criando uma SSH e configurando ela no Git onde tem a opção configurações. E para fazer isso, você precisa gerar uma chave ssh e por ela passar seus arquivos para o github. Primeiro vamos gerar essa chave ssh com o <text:span text:style-name="T1">segui-te</text:span> comando:</text:p>
      <text:p text:style-name="P2"/>
      <text:p text:style-name="P2">$ ssh-keygen -t rsa -b 4096 -C "your_email@example.com"</text:p>
      <text:p text:style-name="P2">(gerar chave ssh)</text:p>
      <text:p text:style-name="P2">(<text:span text:style-name="T1">obs.</text:span>: o e-mail deve ser o mesmo que o do github)</text:p>
      <text:p text:style-name="P2">(e assim, ele mostrara onde ele ira salvar a chave publica e a privada, aperte [enter])</text:p>
      <text:p text:style-name="P2">(depois informe sua senha e depois confirme ela novamente)</text:p>
      <text:p text:style-name="P2"/>
      <text:p text:style-name="P3">Agora precisamos passar essa chave para o GitHub e transferir os arquivos. Entre no local onde ele baixou a chave, copie essa chave (não o arquivo, o conteúdo dele), acesse seu GitHub <text:span text:style-name="T1">clique</text:span> em seu avatar do canto superior direito e clica em setings. Após isso <text:span text:style-name="T1">clique</text:span> em ssh and gpq keys, crie uma nova ssh e cole a chave na opção informada, e escreva um titulo, que lembre seu pc por exemplo &lt;seu usuário&gt; home.</text:p>
      <text:p text:style-name="P2"/>
      <text:p text:style-name="P2">Pronto! você agora tem uma chave ssh, vamos passar os arquivos através dessa chave. Escreva em seu terminal:</text:p>
      <text:p text:style-name="P2"/>
      <text:p text:style-name="P2">$ git remote add origin https://&lt;o endereço de seu <text:span text:style-name="T1">repositório</text:span> do github&gt;.git</text:p>
      <text:p text:style-name="P2">(adicionar <text:span text:style-name="T1">repositório</text:span> origin em ...)</text:p>
      <text:p text:style-name="P2">(você pode ver se ele adicionou com git remote)</text:p>
      <text:p text:style-name="P2">$ git push -u origin master</text:p>
      <text:p text:style-name="P2">(da um push do branch master para o repositório origin)</text:p>
      <text:p text:style-name="P2"/>
      <text:p text:style-name="P2">Pronto! você <text:span text:style-name="T1">já</text:span> tem o repositório no GitHub, basta <text:span text:style-name="T1">atualizar</text:span> seu GitHub que o repositório <text:span text:style-name="T1">estará</text:span> lá.</text:p>
      <text:p text:style-name="P2"/>
      <text:p text:style-name="P2"><text:s text:c="4"/>Dando Push e Pull:</text:p>
      <text:p text:style-name="P2"/>
      <text:p text:style-name="P2">Se você ainda não sabe, Push é basicamente que empurrar, e quando se aplica ele no termina ou manda o GitHub dar um Push, é o mesmo que dizer empurre, ou transfira os arquivos para o GitHub. Já o Pull, busca arquivos alterados do GitHub para sua maquina. E <text:span text:style-name="T1">além</text:span> desses, ainda tem outro termo <text:span text:style-name="T1">importante</text:span> que vale citar, o fetch, que é usado para atualizar o repositório local, para ver se não foram feita nenhuma alteração do GitHub, sim da para alterar pelo GitHub Para dar esse comandos é bem simples, basta digitar:</text:p>
      <text:p text:style-name="P2"/>
      <text:p text:style-name="P2">$ git push origin master</text:p>
      <text:p text:style-name="P2">(empurrar os arquivos para o GitHub)</text:p>
      <text:p text:style-name="P2">$ git pull origin master</text:p>
      <text:p text:style-name="P2">(puxar do GitHub)</text:p>
      <text:p text:style-name="P2">$ git fetch origin master</text:p>
      <text:p text:style-name="P2">(atualizar os arquivos local)</text:p>
      <text:p text:style-name="P2"/>
      <text:p text:style-name="P2"><text:s text:c="4"/>Ignorando arquivos:</text:p>
      <text:p text:style-name="P2"/>
      <text:p text:style-name="P2">Ignorar um arquivo no GitHub, é arquivar sem que mostre como um arquivo escondido, e para fazer isso, crie um arquivo chamado .gitignore, e nele coloque o que você quer deixar oculto, ou seja, ignorar. Escreva no arquivo que você criou, o nome dos arquivos que você quer ignorar.</text:p>
      <text:p text:style-name="P2"/>
      <text:p text:style-name="P2"><text:s text:c="4"/>Comando git revert:</text:p>
      <text:p text:style-name="P2"/>
      <text:p text:style-name="P2">Esse comando <text:span text:style-name="T1">também</text:span> serve para reverter as ações, porem ele não perde as alterações, pois ele deixa o commit das alterações la, e cria um novo com a situação anterior. E se você quiser pegar de novo essas alterações, ela esta salva em seus commits e você só precisa dar um reset --hard:</text:p>
      <text:p text:style-name="P2"/>
      <text:p text:style-name="P2">$ git revert --no-edit &lt;<text:span text:style-name="T1">código</text:span> do commit que deu o problema&gt;</text:p>
      <text:p text:style-name="P2">(faz um novo commit com a situação anterior do commit que deu o problema)</text:p>
      <text:p text:style-name="P2"/>
      <text:p text:style-name="P2"><text:soft-page-break/><text:s text:c="4"/>Adicionando e Deletando branchs remotos e locais:</text:p>
      <text:p text:style-name="P2"/>
      <text:p text:style-name="P2">Para enviar seus branchs para o seu repositório remoto, é só substituir o push de branch master para , mas se você quer deletar esse branch que você ja criou, escreva:</text:p>
      <text:p text:style-name="P2"/>
      <text:p text:style-name="P2">$ git branch</text:p>
      <text:p text:style-name="P2">(<text:span text:style-name="T1">consultar</text:span> o branch)</text:p>
      <text:p text:style-name="P2">$ git checkout &lt;nome do branch&gt;</text:p>
      <text:p text:style-name="P2">(muda o branch)</text:p>
      <text:p text:style-name="P2">$ git push origin &lt;nome do branch&gt;</text:p>
      <text:p text:style-name="P2">(envia o branch para o <text:span text:style-name="T1">repositório</text:span> remoto)</text:p>
      <text:p text:style-name="P2">$ git branch</text:p>
      <text:p text:style-name="P2">(<text:span text:style-name="T1">consultar</text:span> o branch)</text:p>
      <text:p text:style-name="P2">$ git push origin :&lt;nome do branch&gt;</text:p>
      <text:p text:style-name="P2">(remover branch do <text:span text:style-name="T1">repositório</text:span> remoto)</text:p>
      <text:p text:style-name="P2">$ git checkout master</text:p>
      <text:p text:style-name="P2">(ir para branch master)</text:p>
      <text:p text:style-name="P2">$ git branch -D teste</text:p>
      <text:p text:style-name="P2">(remover no <text:span text:style-name="T1">repositório</text:span> local)</text:p>
      <text:p text:style-name="P2"/>
      <text:p text:style-name="P2"><text:s text:c="4"/>Clonando Projetos:</text:p>
      <text:p text:style-name="P2"/>
      <text:p text:style-name="P2">Na verdade isso é bem <text:span text:style-name="T1">simples</text:span>, é preciso apenas pegar a url do projeto que você que clonar e escrever:</text:p>
      <text:p text:style-name="P2"/>
      <text:p text:style-name="P2">$ git clone &lt;link&gt;</text:p>
      <text:p text:style-name="P2">(clone o repositório tal)</text:p>
      <text:p text:style-name="P2"/>
      <text:p text:style-name="P2">Não é <text:span text:style-name="T1">possível</text:span> dar push já que você clonou um projeto que ja pertencia a <text:span text:style-name="T1">alguém</text:span>, se você quiser dar push em um projeto que não é seu, é preciso fazer um fork do <text:span text:style-name="T1">projeto</text:span> pronto, clonar ele e ai sim dar seu push.</text:p>
      <text:p text:style-name="P2"/>
      <text:p text:style-name="P2">Dicas Finais:</text:p>
      <text:p text:style-name="P2"/>
      <text:p text:style-name="P2"><text:s text:c="4"/>Se você quer excluir um arquivo ou renomear do <text:span text:style-name="T1">repositório</text:span> remoto, pode fazer isso de seu terminal digitando o comando git remote, e após a ação que quer fazer, seja ela remover ou renomear.</text:p>
      <text:p text:style-name="P2"><text:s text:c="4"/>Navegar entre suas branch é muito importante pois com isso, você pode recuperar seus arquivos fazendo testes em outras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18:22:47.714083744</dc:date>
    <meta:editing-duration>PT16M2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5" meta:paragraph-count="146" meta:word-count="1977" meta:character-count="11332" meta:non-whitespace-character-count="9445"/>
  </office:meta>
</office:document-meta>
</file>